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T Serif" svg:font-family="'PT Serif', serif"/>
    <style:font-face style:name="Verdana" svg:font-family="Verdana, Helvetica, Arial, sans-serif"/>
    <style:font-face style:name="inherit" svg:font-family="inherit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Georgia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size-complex="10.5pt"/>
    </style:style>
    <style:style style:name="P3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4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5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6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7" style:family="paragraph" style:parent-style-name="Standard">
      <style:paragraph-properties fo:margin-top="0in" fo:margin-bottom="0in" fo:line-height="100%"/>
      <style:text-properties style:font-name="Georgia" fo:font-size="10.5pt" style:font-size-asian="10.5pt" style:font-size-complex="10.5pt"/>
    </style:style>
    <style:style style:name="P8" style:family="paragraph" style:parent-style-name="No_20_Spacing" style:master-page-name="Standard">
      <style:paragraph-properties fo:text-align="center" style:justify-single-word="false" style:page-number="auto"/>
      <style:text-properties style:font-name="Georgia" fo:font-size="16pt" style:font-size-asian="16pt" style:font-name-complex="Times New Roman1" style:font-size-complex="16pt"/>
    </style:style>
    <style:style style:name="P9" style:family="paragraph" style:parent-style-name="Heading_20_5">
      <style:paragraph-properties fo:margin-top="0in" fo:margin-bottom="0in" fo:line-height="100%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10" style:family="paragraph" style:parent-style-name="Text_20_body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fo:font-variant="normal" fo:text-transform="none" fo:color="#000000" style:font-name="inherit" fo:letter-spacing="normal" fo:font-style="normal" fo:font-weight="bold"/>
    </style:style>
    <style:style style:name="T4" style:family="text">
      <style:text-properties fo:font-variant="normal" fo:text-transform="none" fo:color="#000000" style:font-name="Verdana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bold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style:font-name="Georgia" fo:letter-spacing="normal" fo:font-style="normal" fo:font-weight="bold"/>
    </style:style>
    <style:style style:name="T8" style:family="text">
      <style:text-properties fo:font-variant="normal" fo:text-transform="none" fo:color="#000000" style:font-name="Georgia" fo:letter-spacing="normal" fo:font-style="normal" fo:font-weight="normal"/>
    </style:style>
    <style:style style:name="T9" style:family="text">
      <style:text-properties fo:font-variant="normal" fo:text-transform="none" fo:color="#000000" style:font-name="Georgia" fo:font-size="10.5pt" fo:letter-spacing="normal" fo:font-style="normal" fo:font-weight="bold" style:font-size-asian="10.5pt" style:font-size-complex="10.5pt"/>
    </style:style>
    <style:style style:name="T10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T11" style:family="text">
      <style:text-properties fo:font-variant="normal" fo:text-transform="none" fo:color="#000000" fo:font-size="10.5pt" fo:letter-spacing="normal" fo:font-style="normal" fo:font-weight="bold" style:font-size-asian="10.5pt" style:font-size-complex="10.5pt"/>
    </style:style>
    <style:style style:name="T12" style:family="text">
      <style:text-properties fo:font-variant="normal" fo:text-transform="none" fo:color="#000000" fo:font-size="10.5pt" fo:letter-spacing="normal" fo:font-style="normal" fo:font-weight="normal" style:font-size-asian="10.5pt" style:font-size-complex="10.5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pects of Prayer</text:p>
      <text:p text:style-name="P1"/>
      <text:p text:style-name="P2"><text:span text:style-name="T1">Read:</text:span><text:span text:style-name="T2"> </text:span></text:p>
      <text:p text:style-name="P3"/>
      <text:p text:style-name="P4"><text:span text:style-name="T1">Text:</text:span><text:span text:style-name="T2"> </text:span></text:p>
      <text:p text:style-name="P5"/>
      <text:h text:style-name="P4" text:outline-level="3"><text:span text:style-name="T1">Introduction:</text:span><text:span text:style-name="T2"> </text:span></text:h>
      <text:p text:style-name="P7"/>
      <text:h text:style-name="P9" text:outline-level="5">Prayer</text:h>
      <text:p text:style-name="P10">Each aspect of prayer is designed to remind you of your dependence on God:</text:p>
      <text:p text:style-name="P10"/>
      <text:list xml:id="list2369727177515799980" text:style-name="L1">
        <text:list-item>
          <text:p text:style-name="P11"><text:span text:style-name="Strong_20_Emphasis"><text:span text:style-name="T9">Petitions </text:span></text:span><text:span text:style-name="T10">bring to mind the spiritual, emotional, and physical needs that you face each day. Your resources cannot meet these needs—you need God’s intervention.</text:span></text:p>
          <text:p text:style-name="P11"><text:span text:style-name="T10"/></text:p>
        </text:list-item>
        <text:list-item>
          <text:p text:style-name="P11"><text:span text:style-name="Strong_20_Emphasis"><text:span text:style-name="T9">Requests </text:span></text:span><text:span text:style-name="T10">reveal your motives. Are you seeking to advance God’s kingdom, or are you attempting to build your own kingdom (i.e., satisfying selfish desires)?</text:span></text:p>
          <text:p text:style-name="P11"><text:span text:style-name="T10"/></text:p>
        </text:list-item>
        <text:list-item>
          <text:p text:style-name="P11"><text:span text:style-name="Strong_20_Emphasis"><text:span text:style-name="T9">Confession </text:span></text:span><text:span text:style-name="T10">recognizes your unworthiness before a Holy God and His immeasurable mercy and love for you, His child.</text:span></text:p>
          <text:p text:style-name="P11"><text:span text:style-name="T10"/></text:p>
        </text:list-item>
        <text:list-item>
          <text:p text:style-name="P11"><text:span text:style-name="Strong_20_Emphasis"><text:span text:style-name="T9">Thanksgiving </text:span></text:span><text:span text:style-name="T10">reflects an understanding of your dependence on God as you thank Him for meeting specific needs.</text:span></text:p>
          <text:p text:style-name="P11"><text:span text:style-name="T10"/></text:p>
        </text:list-item>
        <text:list-item>
          <text:p text:style-name="P11"><text:span text:style-name="Strong_20_Emphasis"><text:span text:style-name="T9">Intercession </text:span></text:span><text:span text:style-name="T10">is the means by which you share the needs of others before God’s throne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T Serif" svg:font-family="'PT Serif', serif"/>
    <style:font-face style:name="Verdana" svg:font-family="Verdana, Helvetica, Arial, sans-serif"/>
    <style:font-face style:name="inherit" svg:font-family="inherit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1</meta:editing-cycles>
    <meta:creation-date>2014-03-28T17:34:00</meta:creation-date>
    <dc:date>2018-11-02T11:55:28.88</dc:date>
    <meta:editing-duration>P3DT14M47S</meta:editing-duration>
    <meta:generator>OpenOffice/4.1.3$Win32 OpenOffice.org_project/413m1$Build-9783</meta:generator>
    <meta:document-statistic meta:table-count="0" meta:image-count="0" meta:object-count="0" meta:page-count="1" meta:paragraph-count="11" meta:word-count="124" meta:character-count="7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